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600000273F4CBF675E33A6B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0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11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3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4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5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7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8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9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20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21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22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23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26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27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29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30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38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39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40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41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42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43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44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46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49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50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51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52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53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5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5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5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5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5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5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60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61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62" style:family="paragraph" style:parent-style-name="Standard" style:list-style-name="L18">
      <style:text-properties style:text-position="0% 100%" fo:font-weight="normal" officeooo:rsid="00b5229e" officeooo:paragraph-rsid="00b5229e" style:font-weight-asian="normal" style:font-weight-complex="normal"/>
    </style:style>
    <style:style style:name="P63" style:family="paragraph" style:parent-style-name="Standard" style:list-style-name="L18">
      <style:text-properties style:text-position="0% 100%" fo:font-weight="normal" officeooo:rsid="00b63135" officeooo:paragraph-rsid="00b63135" style:font-weight-asian="normal" style:font-weight-complex="normal"/>
    </style:style>
    <style:style style:name="P64" style:family="paragraph" style:parent-style-name="Standard" style:list-style-name="L18">
      <style:text-properties style:text-position="0% 100%" fo:font-weight="normal" officeooo:rsid="00b92fcb" officeooo:paragraph-rsid="00b92fcb" style:font-weight-asian="normal" style:font-weight-complex="normal"/>
    </style:style>
    <style:style style:name="P65" style:family="paragraph" style:parent-style-name="Standard" style:list-style-name="L18">
      <style:text-properties style:text-position="0% 100%" fo:font-weight="normal" officeooo:rsid="00b92fcb" officeooo:paragraph-rsid="00bb04b9" style:font-weight-asian="normal" style:font-weight-complex="normal"/>
    </style:style>
    <style:style style:name="P66" style:family="paragraph" style:parent-style-name="Standard" style:list-style-name="L18">
      <style:text-properties style:text-position="0% 100%" fo:font-weight="normal" officeooo:rsid="00bbcac6" officeooo:paragraph-rsid="00bbcac6" style:font-weight-asian="normal" style:font-weight-complex="normal"/>
    </style:style>
    <style:style style:name="P67" style:family="paragraph" style:parent-style-name="Standard" style:list-style-name="L18">
      <style:text-properties style:text-position="0% 100%" fo:font-weight="normal" officeooo:rsid="00c07c31" officeooo:paragraph-rsid="00c07c31" style:font-weight-asian="normal" style:font-weight-complex="normal"/>
    </style:style>
    <style:style style:name="P68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69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70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71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72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73" style:family="paragraph" style:parent-style-name="Standard" style:list-style-name="L4">
      <style:text-properties style:text-position="0% 100%" fo:font-weight="bold" officeooo:rsid="003686c1" officeooo:paragraph-rsid="003686c1" style:font-weight-asian="bold" style:font-weight-complex="bold"/>
    </style:style>
    <style:style style:name="P74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75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76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77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78" style:family="paragraph" style:parent-style-name="Standard">
      <style:text-properties style:text-position="0% 100%" fo:font-weight="bold" officeooo:rsid="004c6ea8" officeooo:paragraph-rsid="004c6ea8" style:font-weight-asian="bold" style:font-weight-complex="bold"/>
    </style:style>
    <style:style style:name="P79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80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81" style:family="paragraph" style:parent-style-name="Standard" style:list-style-name="L7">
      <style:text-properties style:text-position="0% 100%" fo:font-weight="bold" officeooo:rsid="005081e7" officeooo:paragraph-rsid="005081e7" style:font-weight-asian="bold" style:font-weight-complex="bold"/>
    </style:style>
    <style:style style:name="P82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83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84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85" style:family="paragraph" style:parent-style-name="Standard">
      <style:text-properties style:text-position="0% 100%" fo:font-weight="bold" officeooo:rsid="00543353" officeooo:paragraph-rsid="00543353" style:font-weight-asian="bold" style:font-weight-complex="bold"/>
    </style:style>
    <style:style style:name="P86" style:family="paragraph" style:parent-style-name="Standard" style:list-style-name="L7">
      <style:text-properties style:text-position="0% 100%" fo:font-weight="bold" officeooo:rsid="0054cd33" officeooo:paragraph-rsid="0054cd33" style:font-weight-asian="bold" style:font-weight-complex="bold"/>
    </style:style>
    <style:style style:name="P87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89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90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91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92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93" style:family="paragraph" style:parent-style-name="Standard" style:list-style-name="L9">
      <style:text-properties style:text-position="0% 100%" fo:font-weight="bold" officeooo:rsid="00631930" officeooo:paragraph-rsid="00631930" style:font-weight-asian="bold" style:font-weight-complex="bold"/>
    </style:style>
    <style:style style:name="P94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100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101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102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103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104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105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106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107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108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109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110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111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112" style:family="paragraph" style:parent-style-name="Standard">
      <style:text-properties style:text-position="0% 100%" fo:font-weight="bold" officeooo:rsid="00963e0a" officeooo:paragraph-rsid="00963e0a" style:font-weight-asian="bold" style:font-weight-complex="bold"/>
    </style:style>
    <style:style style:name="P113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114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115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116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117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118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119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20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21" style:family="paragraph" style:parent-style-name="Standard">
      <style:text-properties fo:font-weight="bold" officeooo:rsid="00b2b4f4" officeooo:paragraph-rsid="00b2b4f4" style:font-weight-asian="bold" style:font-weight-complex="bold"/>
    </style:style>
    <style:style style:name="P122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123" style:family="paragraph" style:parent-style-name="Standard">
      <style:text-properties officeooo:paragraph-rsid="00b06971"/>
    </style:style>
    <style:style style:name="P124" style:family="paragraph" style:parent-style-name="Standard" style:list-style-name="L18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125" style:family="paragraph" style:parent-style-name="Standard" style:list-style-name="L18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12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0b49536" officeooo:paragraph-rsid="00b49536" style:font-weight-asian="bold" style:font-weight-complex="bold"/>
    </style:style>
    <style:style style:name="P12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2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2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3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31" style:family="paragraph" style:parent-style-name="Preformatted_20_Text">
      <style:text-properties officeooo:paragraph-rsid="00b0697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f9a43"/>
    </style:style>
    <style:style style:name="T13" style:family="text">
      <style:text-properties officeooo:rsid="00430039"/>
    </style:style>
    <style:style style:name="T14" style:family="text">
      <style:text-properties officeooo:rsid="0046b029"/>
    </style:style>
    <style:style style:name="T15" style:family="text">
      <style:text-properties officeooo:rsid="004b882e"/>
    </style:style>
    <style:style style:name="T16" style:family="text">
      <style:text-properties officeooo:rsid="00532ad5"/>
    </style:style>
    <style:style style:name="T17" style:family="text">
      <style:text-properties officeooo:rsid="005db356"/>
    </style:style>
    <style:style style:name="T18" style:family="text">
      <style:text-properties officeooo:rsid="00646b08"/>
    </style:style>
    <style:style style:name="T19" style:family="text">
      <style:text-properties officeooo:rsid="006ad065"/>
    </style:style>
    <style:style style:name="T20" style:family="text">
      <style:text-properties officeooo:rsid="0077b5dd"/>
    </style:style>
    <style:style style:name="T21" style:family="text">
      <style:text-properties officeooo:rsid="009375b6"/>
    </style:style>
    <style:style style:name="T22" style:family="text">
      <style:text-properties officeooo:rsid="009efe69"/>
    </style:style>
    <style:style style:name="T23" style:family="text">
      <style:text-properties officeooo:rsid="00a37641"/>
    </style:style>
    <style:style style:name="T24" style:family="text">
      <style:text-properties officeooo:rsid="00130c0a"/>
    </style:style>
    <style:style style:name="T25" style:family="text">
      <style:text-properties style:text-line-through-style="none" style:text-line-through-type="none"/>
    </style:style>
    <style:style style:name="T26" style:family="text">
      <style:text-properties style:text-line-through-style="none" style:text-line-through-type="none" officeooo:rsid="00b80393"/>
    </style:style>
    <style:style style:name="T27" style:family="text">
      <style:text-properties style:text-line-through-style="none" style:text-line-through-type="none" fo:font-weight="bold" style:font-weight-asian="bold" style:font-weight-complex="bold"/>
    </style:style>
    <style:style style:name="T28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29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30" style:family="text">
      <style:text-properties style:text-line-through-style="none" style:text-line-through-type="none" officeooo:rsid="00bb04b9"/>
    </style:style>
    <style:style style:name="T31" style:family="text">
      <style:text-properties style:text-line-through-style="none" style:text-line-through-type="none" officeooo:rsid="00bc948c"/>
    </style:style>
    <style:style style:name="T32" style:family="text">
      <style:text-properties style:text-line-through-style="none" style:text-line-through-type="none" officeooo:rsid="00be0617"/>
    </style:style>
    <style:style style:name="T33" style:family="text">
      <style:text-properties style:text-line-through-style="none" style:text-line-through-type="none" officeooo:rsid="00c07c3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4"/>
      <text:p text:style-name="P10">Exam Blueprint</text:p>
      <text:list xml:id="list1183086412" text:style-name="L1">
        <text:list-item>
          <text:p text:style-name="P13">Deployment – 22%</text:p>
        </text:list-item>
        <text:list-item>
          <text:p text:style-name="P13">Security = 26%</text:p>
        </text:list-item>
        <text:list-item>
          <text:p text:style-name="P13">Development with AWS Services – 30%</text:p>
        </text:list-item>
        <text:list-item>
          <text:p text:style-name="P13">REFACTORING – 10%</text:p>
        </text:list-item>
        <text:list-item>
          <text:p text:style-name="P13">monitoring and troubleshooting – 12%</text:p>
        </text:list-item>
      </text:list>
      <text:p text:style-name="P5"/>
      <text:p text:style-name="P6">multiple choice</text:p>
      <text:p text:style-name="P6">multiple response</text:p>
      <text:p text:style-name="P7">Need 720/1000 to pass the exam </text:p>
      <text:p text:style-name="P8">130 minutes in length</text:p>
      <text:p text:style-name="P8">65 questions in total </text:p>
      <text:p text:style-name="P9">qualfication is valid for 2 years</text:p>
      <text:p text:style-name="P9"/>
      <text:p text:style-name="P9"/>
      <text:p text:style-name="P11">If you have an amazon echo, you can use a skill. Alexa, open cloudguru </text:p>
      <text:p text:style-name="P11"/>
      <text:p text:style-name="P127">More on RDS</text:p>
      <text:p text:style-name="P69"/>
      <text:p text:style-name="P69">Backups – <text:span text:style-name="T1">backups have a retention database, store a daily snapshot, </text:span><text:span text:style-name="T2">recovery can be down to a second </text:span></text:p>
      <text:list xml:id="list972392962" text:style-name="L2">
        <text:list-item>
          <text:p text:style-name="P71">Backup storage space = size of DB <text:span text:style-name="T1">(ex. 10Gb of backup storage to 10gb of rds instance size)</text:span></text:p>
        </text:list-item>
      </text:list>
      <text:p text:style-name="P70">Snapshots</text:p>
      <text:list xml:id="list321146474" text:style-name="L3">
        <text:list-item>
          <text:p text:style-name="P14">done manually and will be stored even after RDS instance is deleted</text:p>
        </text:list-item>
        <text:list-item>
          <text:p text:style-name="P15">a db restored from a snapshot will have a new endpoint</text:p>
        </text:list-item>
      </text:list>
      <text:p text:style-name="P16"/>
      <text:p text:style-name="P72">Encryption for RDS DB’s are supported at rest and in transit (KMS) .</text:p>
      <text:list xml:id="list4198470431" text:style-name="L4">
        <text:list-item>
          <text:p text:style-name="P73"><text:span text:style-name="T1">To encrypt a current instance, make a snapshot, restore the snapshot and create an encrypted RDS from it.</text:span></text:p>
        </text:list-item>
      </text:list>
      <text:p text:style-name="P74">Read replicas</text:p>
      <text:list xml:id="list1488983076" text:style-name="L5">
        <text:list-item>
          <text:p text:style-name="P17">DR Strategy only </text:p>
        </text:list-item>
        <text:list-item>
          <text:p text:style-name="P17">synchronized data among central DB and slave nodes </text:p>
        </text:list-item>
        <text:list-item>
          <text:p text:style-name="P18">by default, AWS will change hostname to the read replica during an outage or destruction of the central DB. </text:p>
        </text:list-item>
        <text:list-item>
          <text:p text:style-name="P19">5 maximum read replicas </text:p>
        </text:list-item>
        <text:list-item>
          <text:p text:style-name="P20">You can have read-replicas- for read-replicas. Useful for spreading traffic among availability zones</text:p>
        </text:list-item>
        <text:list-item>
          <text:p text:style-name="P75">ASYNCHRONOUS REPLICATION</text:p>
        </text:list-item>
        <text:list-item>
          <text:p text:style-name="P21">used for scaling and not DR </text:p>
        </text:list-item>
      </text:list>
      <text:p text:style-name="P11"/>
      <text:p text:style-name="P76">More on Elasticache</text:p>
      <text:list xml:id="list2300664231" text:style-name="L6">
        <text:list-item>
          <text:p text:style-name="P22">provides Memcache or redis ot provide in-memory cache for D<text:span text:style-name="T12">Bs</text:span> and web applications</text:p>
        </text:list-item>
        <text:list-item>
          <text:p text:style-name="P23">memcached – memory object caching system, <text:span text:style-name="T14">no persistencen, manages memcaches nodes as a pool, SIMPLE CACHE TOOL, useful for large cache notes with multithreaded performance</text:span></text:p>
        </text:list-item>
        <text:list-item>
          <text:p text:style-name="P23"><text:soft-page-break/>redis – in-memory key-value store, <text:span text:style-name="T13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24"/>
      <text:p text:style-name="P77">Amazon <text:span text:style-name="T15">Neptune – </text:span><text:span text:style-name="T3">fast,reliable graph databas</text:span><text:span text:style-name="T4">e, </text:span><text:span text:style-name="T5">useful for network security, knowledge graphs,</text:span></text:p>
      <text:p text:style-name="P78"><text:span text:style-name="T1">THESE ARE USED TO STORE AND NAVIGATE RELATIONSHIPS</text:span></text:p>
      <text:p text:style-name="P78"><text:span text:style-name="T1"/></text:p>
      <text:p text:style-name="P128">More on S3</text:p>
      <text:p text:style-name="P79"/>
      <text:list xml:id="list3816788793" text:style-name="L7">
        <text:list-item>
          <text:p text:style-name="P26">Max storage is 5Tbs</text:p>
        </text:list-item>
        <text:list-item>
          <text:p text:style-name="P27">Buckets need to enable CORS to access files in another bucket</text:p>
        </text:list-item>
        <text:list-item>
          <text:p text:style-name="P80">Transfer acceleration – S3 Transfer acceleration – <text:span text:style-name="T1">improve transfer speed for S3 upload</text:span></text:p>
        </text:list-item>
        <text:list-item>
          <text:p text:style-name="P81"><text:span text:style-name="T1">amazon durability – 11 9s</text:span></text:p>
        </text:list-item>
        <text:list-item>
          <text:p text:style-name="P81"><text:span text:style-name="T1">amazon availability – 2 9s</text:span></text:p>
        </text:list-item>
        <text:list-item>
          <text:p text:style-name="P82">S3 intelligent tiering – <text:span text:style-name="T6">useful for unknown and unpredictable access patterns</text:span></text:p>
          <text:list>
            <text:list-item>
              <text:p text:style-name="P83"><text:span text:style-name="T16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83"><text:span text:style-name="T6">infrequent access - <text:s/>lower cost, </text:span></text:p>
            </text:list-item>
          </text:list>
        </text:list-item>
        <text:list-item>
          <text:p text:style-name="P84"><text:span text:style-name="T6">C</text:span><text:span text:style-name="T1">osts </text:span></text:p>
          <text:list>
            <text:list-item>
              <text:p text:style-name="P84"><text:span text:style-name="T1">storage per GB</text:span></text:p>
            </text:list-item>
            <text:list-item>
              <text:p text:style-name="P84"><text:span text:style-name="T1">requests </text:span></text:p>
            </text:list-item>
            <text:list-item>
              <text:p text:style-name="P86"><text:span text:style-name="T1">use of cloudfront</text:span></text:p>
            </text:list-item>
            <text:list-item>
              <text:p text:style-name="P84"><text:span text:style-name="T1">data management pricing</text:span></text:p>
              <text:list>
                <text:list-item>
                  <text:p text:style-name="P84"><text:span text:style-name="T1">cost to transfer data out of buckets, NO COST TO TRANSFER DATA IN </text:span></text:p>
                </text:list-item>
                <text:list-item>
                  <text:p text:style-name="P84"><text:span text:style-name="T1">transfer acceleration</text:span></text:p>
                </text:list-item>
              </text:list>
            </text:list-item>
            <text:list-item>
              <text:p text:style-name="P84"><text:span text:style-name="T1">storage management pricing</text:span></text:p>
              <text:list>
                <text:list-item>
                  <text:p text:style-name="P84"><text:span text:style-name="T1">inventory</text:span></text:p>
                </text:list-item>
                <text:list-item>
                  <text:p text:style-name="P84"><text:span text:style-name="T1">analytics</text:span></text:p>
                </text:list-item>
                <text:list-item>
                  <text:p text:style-name="P84"><text:span text:style-name="T1">object tags </text:span></text:p>
                </text:list-item>
                <text:list-item>
                  <text:p text:style-name="P84"><text:span text:style-name="T1"><text:s/></text:span></text:p>
                </text:list-item>
              </text:list>
            </text:list-item>
          </text:list>
        </text:list-item>
      </text:list>
      <text:p text:style-name="P85"><text:span text:style-name="T1"/></text:p>
      <text:p text:style-name="P87">S3 Security</text:p>
      <text:list xml:id="list164238122" text:style-name="L8">
        <text:list-item>
          <text:p text:style-name="P29">all buckets are private by default </text:p>
        </text:list-item>
        <text:list-item>
          <text:p text:style-name="P94">enable cors to allow 1 resource to allow another resource</text:p>
        </text:list-item>
      </text:list>
      <text:p text:style-name="P28"/>
      <text:p text:style-name="P88">S3 Policies</text:p>
      <text:list xml:id="list1151849835" text:style-name="L9">
        <text:list-item>
          <text:p text:style-name="P30">SSE-S3 - server side encryption that will use AWS managed keys</text:p>
        </text:list-item>
        <text:list-item>
          <text:p text:style-name="P30">SSE-KMS – server side encryption that will use aws kms-managed keys</text:p>
        </text:list-item>
        <text:list-item>
          <text:p text:style-name="P30"><text:span text:style-name="T17">SSE-C – server side</text:span> encryption that will use customer provided keys </text:p>
        </text:list-item>
        <text:list-item>
          <text:p text:style-name="P89">Client side encryption – <text:span text:style-name="T7">you encrypt the files before you upload them </text:span></text:p>
        </text:list-item>
        <text:list-item>
          <text:p text:style-name="P90"><text:span text:style-name="T1">Enforcing encryption on S3 buckets – </text:span><text:span text:style-name="T8">when PUT requests are received. </text:span><text:span text:style-name="T18">Create a bucket policy which denies any s3 put requests which doesnt include the following parameter.</text:span></text:p>
          <text:list>
            <text:list-item>
              <text:p text:style-name="P91">use the x-amz-server-side-encryption-parameter <text:span text:style-name="T1">to encrypt at upload time </text:span></text:p>
              <text:list>
                <text:list-item>
                  <text:p text:style-name="P93"><text:span text:style-name="T1">options: </text:span></text:p>
                </text:list-item>
              </text:list>
            </text:list-item>
            <text:list-item>
              <text:p text:style-name="P92"><text:span text:style-name="T1">x-amz-server-side-encryption: </text:span><text:span text:style-name="T9">AES256 <text:s/>- s3 managed keys</text:span></text:p>
            </text:list-item>
            <text:list-item>
              <text:p text:style-name="P92"><text:span text:style-name="T9">x-amz-server-side-encryption:ams:kms – aws kms managed keys</text:span></text:p>
            </text:list-item>
          </text:list>
        </text:list-item>
        <text:list-item>
          <text:p text:style-name="P90"><text:span text:style-name="T1"><text:s/></text:span></text:p>
        </text:list-item>
        <text:list-item>
          <text:p text:style-name="P90"><text:span text:style-name="T1"/></text:p>
        </text:list-item>
      </text:list>
      <text:p text:style-name="P25"/>
      <text:p text:style-name="P31"><text:soft-page-break/>U<text:span text:style-name="T11">se signed URLS and signed cookies</text:span> to have premium users to view the paidfor content</text:p>
      <text:p text:style-name="P31">Use origin access identity to limit s3 content to just the cloudfront link. </text:p>
      <text:p text:style-name="P11"/>
      <text:p text:style-name="P95">S3 performance optimizations</text:p>
      <text:p text:style-name="P32">Use cloudfront to minimize latency from various sources, also to cache these requests</text:p>
      <text:p text:style-name="P33">MIXED_Requests – <text:span text:style-name="T19">use random-prefix to key names to force s3 to distribute your keys across multiple partitions which distributes the I/O workload</text:span></text:p>
      <text:p text:style-name="P34">ex. </text:p>
      <text:p text:style-name="P34">mybucket/jasd/photo1.jpg</text:p>
      <text:p text:style-name="P34">mybucket/jasd/photo2.jpg</text:p>
      <text:p text:style-name="P34">mybucket/jasd/photo3.jpg</text:p>
      <text:p text:style-name="P11"/>
      <text:p text:style-name="P96">USE THIS INSTEAD</text:p>
      <text:p text:style-name="P34">mybucket/u213u-jasd/photo1.jpg</text:p>
      <text:p text:style-name="P34">mybucket/duasii-jasd/photo1.jpg</text:p>
      <text:p text:style-name="P34">mybucket/2u92-jasd/photo1.jpg</text:p>
      <text:p text:style-name="P11"/>
      <text:p text:style-name="P35">S3 now can handle 3500 PUT requests per second </text:p>
      <text:p text:style-name="P35">5500 GETrequests per second</text:p>
      <text:p text:style-name="P97">Max file for s3 on PUT requests is 5gb</text:p>
      <text:p text:style-name="P11"/>
      <text:p text:style-name="P129">More on Serverless Computing</text:p>
      <text:p text:style-name="P36"/>
      <text:p text:style-name="P98">More on API Gateway</text:p>
      <text:p text:style-name="P99">Types of API</text:p>
      <text:list xml:id="list684249107" text:style-name="L10">
        <text:list-item>
          <text:p text:style-name="P38">RESTFul API – uses JSON for transferring database</text:p>
        </text:list-item>
        <text:list-item>
          <text:p text:style-name="P38">SOAP API – Simple object access protocol – <text:span text:style-name="T20">uses XML( similar to HTML)</text:span></text:p>
        </text:list-item>
      </text:list>
      <text:p text:style-name="P37"/>
      <text:p text:style-name="P100">What Amazon API Gateway is?</text:p>
      <text:p text:style-name="P101">Managed service to run APIs</text:p>
      <text:list xml:id="list1323005172" text:style-name="L11">
        <text:list-item>
          <text:p text:style-name="P39">it can expose https endpoints to your Lambda function </text:p>
        </text:list-item>
        <text:list-item>
          <text:p text:style-name="P40">serverless connect to services like lambda and dynamo db</text:p>
        </text:list-item>
        <text:list-item>
          <text:p text:style-name="P41">send each API endpoint to a different target </text:p>
        </text:list-item>
        <text:list-item>
          <text:p text:style-name="P42">run efficiently with no cost</text:p>
        </text:list-item>
        <text:list-item>
          <text:p text:style-name="P43">track and control usage by api key</text:p>
        </text:list-item>
        <text:list-item>
          <text:p text:style-name="P43">throttle requests to prevent attacks </text:p>
        </text:list-item>
        <text:list-item>
          <text:p text:style-name="P43">use cloudwatch to monitoring</text:p>
        </text:list-item>
        <text:list-item>
          <text:p text:style-name="P43">can use multiple versions of apI </text:p>
        </text:list-item>
      </text:list>
      <text:p text:style-name="P102"/>
      <text:p text:style-name="P102">Setting up an API gateway</text:p>
      <text:list xml:id="list3422298853" text:style-name="L12">
        <text:list-item>
          <text:p text:style-name="P103">Define an API</text:p>
        </text:list-item>
        <text:list-item>
          <text:p text:style-name="P103">Define resources and nested resources </text:p>
        </text:list-item>
        <text:list-item>
          <text:p text:style-name="P103">For each resources</text:p>
          <text:list>
            <text:list-item>
              <text:p text:style-name="P44">select supported http methods </text:p>
            </text:list-item>
            <text:list-item>
              <text:p text:style-name="P44">set security </text:p>
            </text:list-item>
            <text:list-item>
              <text:p text:style-name="P44">choose target </text:p>
            </text:list-item>
            <text:list-item>
              <text:p text:style-name="P44">set request and response transformations</text:p>
            </text:list-item>
          </text:list>
        </text:list-item>
        <text:list-item>
          <text:p text:style-name="P103">deploy api to stage </text:p>
          <text:list>
            <text:list-item>
              <text:p text:style-name="P103">use API gateway domain</text:p>
            </text:list-item>
            <text:list-item>
              <text:p text:style-name="P103"><text:soft-page-break/>use AWS certificate manager for free ssl/tls certs</text:p>
            </text:list-item>
          </text:list>
        </text:list-item>
      </text:list>
      <text:p text:style-name="P102"/>
      <text:p text:style-name="P104">API Caching – <text:span text:style-name="T1">caches responses from your endpoint to a specified TTL </text:span></text:p>
      <text:p text:style-name="P105">Same origin policy – <text:span text:style-name="T10">web browser permits scripts contained in first web page to access data ina <text:s/>second web page if both have the same origins. </text:span></text:p>
      <text:p text:style-name="P106"><text:span text:style-name="T10">T</text:span><text:span text:style-name="T1">HIS IS DONE TO PREVENT CROSS-SITE-XCRIPTING</text:span></text:p>
      <text:p text:style-name="P107">CORS IS USED TO RELAX this policy.</text:p>
      <text:p text:style-name="P11"/>
      <text:p text:style-name="P108">Lambda Triggers</text:p>
      <text:list xml:id="list374506117" text:style-name="L13">
        <text:list-item>
          <text:p text:style-name="P46">SQS</text:p>
        </text:list-item>
        <text:list-item>
          <text:p text:style-name="P46">SNS</text:p>
        </text:list-item>
        <text:list-item>
          <text:p text:style-name="P46">S3</text:p>
        </text:list-item>
        <text:list-item>
          <text:p text:style-name="P46">Kinesis</text:p>
        </text:list-item>
        <text:list-item>
          <text:p text:style-name="P46">Dynamo DB</text:p>
        </text:list-item>
        <text:list-item>
          <text:p text:style-name="P46">Cognito Sync Triggers</text:p>
        </text:list-item>
        <text:list-item>
          <text:p text:style-name="P46">Code Commit</text:p>
        </text:list-item>
        <text:list-item>
          <text:p text:style-name="P46">Cloudwatch logs</text:p>
        </text:list-item>
        <text:list-item>
          <text:p text:style-name="P46">cloudwatch events </text:p>
        </text:list-item>
        <text:list-item>
          <text:p text:style-name="P46">application load balancer</text:p>
        </text:list-item>
        <text:list-item>
          <text:p text:style-name="P46">api gateway</text:p>
        </text:list-item>
        <text:list-item>
          <text:p text:style-name="P46">AWS IoT</text:p>
        </text:list-item>
      </text:list>
      <text:p text:style-name="P45"/>
      <text:p text:style-name="P109">Using Version Control with Lambda</text:p>
      <text:p text:style-name="P47">Lambda functions can have different versions </text:p>
      <text:p text:style-name="P48">AWS lamda maints your latest function code with the $LATEST versions </text:p>
      <text:p text:style-name="P110">2 types of ARNS</text:p>
      <text:list xml:id="list1710459441" text:style-name="L14">
        <text:list-item>
          <text:p text:style-name="P49">qualfied ARN – function arn with the version suffic </text:p>
          <text:list>
            <text:list-item>
              <text:p text:style-name="P49">arn:aws:lamnbda:aws-region:acct-id:function:helloworld:$latest</text:p>
            </text:list-item>
          </text:list>
        </text:list-item>
        <text:list-item>
          <text:p text:style-name="P49">unqualified ARN – <text:span text:style-name="T21">no version suffix</text:span></text:p>
          <text:list>
            <text:list-item>
              <text:p text:style-name="P49">arn:aws:lamnbda:aws-region:acct-id:function:helloworld</text:p>
            </text:list-item>
          </text:list>
        </text:list-item>
      </text:list>
      <text:p text:style-name="P50">With versioning, we can create an alias!!</text:p>
      <text:p text:style-name="P11"/>
      <text:p text:style-name="P111">We use prod Alias to invoke version 1 of the Lambda Function </text:p>
      <text:p text:style-name="P112"><text:span text:style-name="T1">For any new improvements, push version 2 then point prod alias to version 2</text:span></text:p>
      <text:p text:style-name="P113">Use version and aliases to split traffic among many versions</text:p>
      <text:p text:style-name="P11"/>
      <text:p text:style-name="P114">More on Step Functions</text:p>
      <text:p text:style-name="P51">Allws you visualize and test your serverless applications.</text:p>
      <text:p text:style-name="P51">Graphical console to arrange and visualize the components of your applications as a series of steps </text:p>
      <text:p text:style-name="P52">One lambda function can trigger 1+ lambda functions. </text:p>
      <text:p text:style-name="P11"/>
      <text:p text:style-name="P53"><text:span text:style-name="T11">More on Amazon X-RAY</text:span> </text:p>
      <text:p text:style-name="P53">You can see where errors, bottlenecks are in your serverless code </text:p>
      <text:list xml:id="list296853167" text:style-name="L15">
        <text:list-item>
          <text:p text:style-name="P54">X-RAY SDK- <text:span text:style-name="T22">SDK that runs your code, installed on ec2, interce[ts add ot your code to trace http requests</text:span></text:p>
        </text:list-item>
        <text:list-item>
          <text:p text:style-name="P55">X-RAY Daemon – runs on ec2 pcs, listening on udp, takes json and send it to XRAY API</text:p>
        </text:list-item>
        <text:list-item>
          <text:p text:style-name="P55">XRAY API</text:p>
        </text:list-item>
        <text:list-item>
          <text:p text:style-name="P55">XRAY Console – takes data from API and visualizes it</text:p>
        </text:list-item>
        <text:list-item>
          <text:p text:style-name="P56">CAN BE USED WITH: lambda, ec2, api gateway, elastic beanwalk </text:p>
        </text:list-item>
        <text:list-item>
          <text:p text:style-name="P56"><text:soft-page-break/><text:span text:style-name="T23">E</text:span>supported languages: go java ruby node.js, </text:p>
        </text:list-item>
        <text:list-item>
          <text:p text:style-name="P57">Traces are just events that have happened</text:p>
        </text:list-item>
      </text:list>
      <text:p text:style-name="P11"/>
      <text:p text:style-name="P115">You can import API gateway to an API from a definition file. It supports swagger v2.0 definition files.</text:p>
      <text:list xml:id="list989199318" text:style-name="L16">
        <text:list-item>
          <text:p text:style-name="P116">API limits to 10000 requests per second.</text:p>
        </text:list-item>
        <text:list-item>
          <text:p text:style-name="P58">Max request is 5000 concurrently!</text:p>
        </text:list-item>
        <text:list-item>
          <text:p text:style-name="P59">SOAP Webservice – YOU CAN USE AMAZON API GATEWAY </text:p>
        </text:list-item>
      </text:list>
      <text:p text:style-name="P11"/>
      <text:p text:style-name="P11"/>
      <text:p text:style-name="P126">Notes on DynamoDB</text:p>
      <text:list xml:id="list2483448151" text:style-name="L18">
        <text:list-item>
          <text:p text:style-name="P124">flexible noSQL database for applications </text:p>
        </text:list-item>
        <text:list-item>
          <text:p text:style-name="P124">supports both document and key-value data models</text:p>
        </text:list-item>
        <text:list-item>
          <text:p text:style-name="P124">useful for mobile,web,gaming,ad-techIoT</text:p>
        </text:list-item>
        <text:list-item>
          <text:p text:style-name="P125">backed by ssds</text:p>
        </text:list-item>
        <text:list-item>
          <text:p text:style-name="P125">spread across 3 distint data centers </text:p>
        </text:list-item>
        <text:list-item>
          <text:p text:style-name="P62"><text:span text:style-name="T25">has eventual consistent reads or strongly consistent reads</text:span></text:p>
        </text:list-item>
        <text:list-item>
          <text:p text:style-name="P63"><text:span text:style-name="T25">made of tables – items, attributes, key and value</text:span></text:p>
          <text:list>
            <text:list-item>
              <text:p text:style-name="P63"><text:span text:style-name="T26">can be written in JSON,HTML </text:span></text:p>
            </text:list-item>
          </text:list>
        </text:list-item>
        <text:list-item>
          <text:p text:style-name="P64"><text:span text:style-name="T26">S</text:span><text:span text:style-name="T25">tores 2 types of primary keys:</text:span></text:p>
          <text:list>
            <text:list-item>
              <text:p text:style-name="P64"><text:span text:style-name="T27">partition key – </text:span><text:span text:style-name="T25">unique attribute – user ID</text:span></text:p>
              <text:list>
                <text:list-item>
                  <text:p text:style-name="P65"><text:span text:style-name="T25">its value is put into a hash function and that determines the physical location of where it will be stored</text:span></text:p>
                </text:list-item>
                <text:list-item>
                  <text:p text:style-name="P65"><text:span text:style-name="T30">NO 2 PARTITION KEYS WILL BE THE SAME</text:span><text:span text:style-name="T25"> </text:span></text:p>
                </text:list-item>
              </text:list>
            </text:list-item>
            <text:list-item>
              <text:p text:style-name="P64"><text:span text:style-name="T25"><text:s/></text:span><text:span text:style-name="T28">composite key – </text:span><text:span text:style-name="T30">combination of partition key and sort key</text:span></text:p>
              <text:list>
                <text:list-item>
                  <text:p text:style-name="P66"><text:span text:style-name="T30">u</text:span><text:span text:style-name="T25">seful where partition key isn’t unique</text:span></text:p>
                </text:list-item>
                <text:list-item>
                  <text:p text:style-name="P66"><text:span text:style-name="T25">ex forum posts – partition key – userID, sort key – timestamp of the post</text:span></text:p>
                  <text:list>
                    <text:list-item>
                      <text:p text:style-name="P66"><text:span text:style-name="T31">items with the same partition key are stored together and they sorted according </text:span><text:span text:style-name="T32">to</text:span><text:span text:style-name="T31"> the sort key </text:span><text:span text:style-name="T25"><text:s/></text:span></text:p>
                    </text:list-item>
                  </text:list>
                </text:list-item>
                <text:list-item>
                  <text:p text:style-name="P66"><text:span text:style-name="T25"/></text:p>
                </text:list-item>
              </text:list>
            </text:list-item>
            <text:list-item>
              <text:p text:style-name="P64"><text:span text:style-name="T30"/></text:p>
            </text:list-item>
          </text:list>
        </text:list-item>
        <text:list-item>
          <text:p text:style-name="P64"><text:span text:style-name="T25"><text:s/></text:span><text:span text:style-name="T29">Security is managed by IAM – </text:span><text:span text:style-name="T33">create users to access and create DynamoDB tables, also create a role or use </text:span><text:span text:style-name="T29">IAM condition to restrict user access to their own records</text:span></text:p>
          <text:list>
            <text:list-item>
              <text:p text:style-name="P67"><text:span text:style-name="T29">e</text:span><text:span text:style-name="T27">x. </text:span><text:span text:style-name="T25">mobile game with users and scoreboard</text:span></text:p>
            </text:list-item>
          </text:list>
        </text:list-item>
        <text:list-item>
          <text:p text:style-name="P64"><text:span text:style-name="T25"><text:s/></text:span></text:p>
        </text:list-item>
      </text:list>
      <text:p text:style-name="P11"/>
      <text:p text:style-name="P118">Example of an IAM condition</text:p>
      <text:p text:style-name="P118"><text:span text:style-name="T1"/></text:p>
      <text:p text:style-name="P118"><text:span text:style-name="T1"/></text:p>
      <text:p text:style-name="P118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text:span text:style-name="T1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30">Notes on KMS and Encryption</text:p>
      <text:p text:style-name="P60">KMS makes it easy to create and control the encryption keys </text:p>
      <text:p text:style-name="P117">KMS keys are regional!</text:p>
      <text:p text:style-name="Standard"><text:span text:style-name="T11">CloudHSM</text:span> – dedicated hardware, cloud-based hardware security module</text:p>
      <text:p text:style-name="Standard"/>
      <text:p text:style-name="P119">More on KMS API Calls</text:p>
      <text:p text:style-name="P122">Commands for CLI commands to KMS API</text:p>
      <text:p text:style-name="P131">aws kms encrypt --key-id 6f393361-777e-4ee0-b47f-17d475c47949 --plaintext <text:span text:style-name="T24">fileb://</text:span>hi.txt --output text --query CiphertextBlob | base64 --decode &gt; <text:span text:style-name="T24">encrypted.txt</text:span></text:p>
      <text:p text:style-name="P123"/>
      <text:p text:style-name="P123">aws kms decrypt --ciphertext-blob <text:span text:style-name="T24">fileb://encrypted.txt</text:span> --output text --query Plaintext | base64 --decode &gt; decrypted.txt</text:p>
      <text:p text:style-name="P123"/>
      <text:p text:style-name="P123">aws kms re-encrypt --destination-key-id <text:s/>6f393361-777e-4ee0-b47f-17d475c47949 <text:s/>--ciphertext-blob <text:span text:style-name="T24">fileb://</text:span>encrypted.txt | base64 &gt; newencrypted.txt</text:p>
      <text:p text:style-name="P123"/>
      <text:p text:style-name="P122">aws kms enable-key-rotation --key-id <text:s text:c="2"/>6f393361-777e-4ee0-b47f-17d475c47949 </text:p>
      <text:p text:style-name="Standard"/>
      <text:p text:style-name="P120">More on KMS Envelope encryption</text:p>
      <text:p text:style-name="P120">Envelope encryption – <text:span text:style-name="T1">key used to unencrypt your data</text:span></text:p>
      <text:p text:style-name="P120"><text:span text:style-name="T1">Take your master key to encrypt envelope key, and envelope key is used to encrypt data </text:span></text:p>
      <text:p text:style-name="P121"><text:span text:style-name="T1">With decryption, we have our envelope key, we take master key to decrypt envelope key which gives us our plain text data key and use it to decrypt our data.</text:span></text:p>
      <text:p text:style-name="Standard"/>
      <text:p text:style-name="P6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5T01:21:54.033376746</dc:date>
    <meta:editing-duration>PT12H31M7S</meta:editing-duration>
    <meta:editing-cycles>140</meta:editing-cycles>
    <meta:generator>LibreOffice/6.0.7.3$Linux_X86_64 LibreOffice_project/00m0$Build-3</meta:generator>
    <meta:document-statistic meta:table-count="0" meta:image-count="1" meta:object-count="0" meta:page-count="8" meta:paragraph-count="200" meta:word-count="1530" meta:character-count="9196" meta:non-whitespace-character-count="7881"/>
  </office:meta>
</office:document-meta>
</file>